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D00000079609D61965FD636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draw:auto-grow-height="true" fo:min-height="2.75cm"/>
      <style:paragraph-properties style:writing-mode="lr-tb"/>
    </style:style>
    <style:style style:name="pr2" style:family="presentation" style:parent-style-name="Lights-outline1">
      <style:graphic-properties fo:min-height="2.86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16">
        <office:forms form:automatic-focus="false" form:apply-design-mode="false"/>
        <draw:frame presentation:style-name="pr1" draw:layer="layout" svg:width="15cm" svg:height="2.75cm" svg:x="9cm" svg:y="4.75cm" presentation:class="title" presentation:user-transformed="true">
          <draw:text-box>
            <text:p>Présentation du projet « Beyond The Abyss »</text:p>
          </draw:text-box>
        </draw:frame>
        <draw:frame presentation:style-name="pr2" draw:text-style-name="P1" draw:layer="layout" svg:width="18cm" svg:height="2.861cm" svg:x="7.5cm" svg:y="9cm" presentation:class="outline" presentation:user-transformed="true">
          <draw:text-box>
            <text:list text:style-name="L2">
              <text:list-header>
                <text:p text:style-name="P1">Formation « développeur Web / Web Mobile » PopSchool</text:p>
              </text:list-header>
            </text:list>
          </draw:text-box>
        </draw:frame>
        <draw:frame draw:style-name="gr1" draw:text-style-name="P2" draw:layer="layout" svg:width="3.73cm" svg:height="3.2cm" svg:x="23.27cm" svg:y="0.8cm">
          <draw:image xlink:href="Pictures/100000010000008D00000079609D61965FD636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text-style-name="P4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text-style-name="P4" draw:layer="layout" svg:width="25cm" svg:height="10cm" svg:x="1.5cm" svg:y="4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0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text-style-name="P3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09:33:02.917000000</meta:creation-date>
    <meta:editing-duration>P1DT12H29M23S</meta:editing-duration>
    <meta:editing-cycles>7</meta:editing-cycles>
    <meta:generator>LibreOffice/7.4.1.2$Windows_X86_64 LibreOffice_project/3c58a8f3a960df8bc8fd77b461821e42c061c5f0</meta:generator>
    <dc:title>Lights</dc:title>
    <dc:date>2022-10-28T22:02:28.505000000</dc:date>
    <meta:document-statistic meta:object-count="96"/>
  </office:meta>
</office:document-meta>
</file>